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7" style:family="table">
      <style:table-properties style:width="7.565cm" fo:margin-left="9.493cm" fo:margin-right="-0.058cm" table:align="margins"/>
    </style:style>
    <style:style style:name="Table7.A" style:family="table-column">
      <style:table-column-properties style:column-width="7.565cm" style:rel-column-width="40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4.09cm" fo:margin-left="3cm" fo:margin-right="-0.09cm" table:align="margins"/>
    </style:style>
    <style:style style:name="Table8.A" style:family="table-column">
      <style:table-column-properties style:column-width="0.9cm" style:rel-column-width="510*"/>
    </style:style>
    <style:style style:name="Table8.B" style:family="table-column">
      <style:table-column-properties style:column-width="13.19cm" style:rel-column-width="7478*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7.09cm" fo:margin-left="0cm" fo:margin-right="-0.09cm" fo:margin-top="0cm" fo:margin-bottom="0cm" table:align="margins"/>
    </style:style>
    <style:style style:name="Table9.A" style:family="table-column">
      <style:table-column-properties style:column-width="2.558cm" style:rel-column-width="1450*"/>
    </style:style>
    <style:style style:name="Table9.B" style:family="table-column">
      <style:table-column-properties style:column-width="0.258cm" style:rel-column-width="146*"/>
    </style:style>
    <style:style style:name="Table9.C" style:family="table-column">
      <style:table-column-properties style:column-width="7.477cm" style:rel-column-width="4239*"/>
    </style:style>
    <style:style style:name="Table9.D" style:family="table-column">
      <style:table-column-properties style:column-width="0.741cm" style:rel-column-width="420*"/>
    </style:style>
    <style:style style:name="Table9.E" style:family="table-column">
      <style:table-column-properties style:column-width="6.057cm" style:rel-column-width="3434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9.B1" style:family="table-cell">
      <style:table-cell-properties fo:padding-left="0.018cm" fo:padding-right="0.018cm" fo:padding-top="0cm" fo:padding-bottom="0cm" fo:border="none"/>
    </style:style>
    <style:style style:name="Table10" style:family="table" style:master-page-name="MP0">
      <style:table-properties style:width="17.17cm" fo:margin-left="0cm" fo:margin-right="-0.169cm" fo:margin-top="0cm" fo:margin-bottom="0cm" style:page-number="auto" table:align="margins"/>
    </style:style>
    <style:style style:name="Table10.A" style:family="table-column">
      <style:table-column-properties style:column-width="12.58cm" style:rel-column-width="48017*"/>
    </style:style>
    <style:style style:name="Table10.B" style:family="table-column">
      <style:table-column-properties style:column-width="1.027cm" style:rel-column-width="3919*"/>
    </style:style>
    <style:style style:name="Table10.C" style:family="table-column">
      <style:table-column-properties style:column-width="3.563cm" style:rel-column-width="13599*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Normal">
      <style:paragraph-properties fo:margin-top="0cm" fo:margin-bottom="0cm"/>
    </style:style>
    <style:style style:name="P10" style:family="paragraph" style:parent-style-name="Normal">
      <style:paragraph-properties fo:margin-top="0cm" fo:margin-bottom="0cm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15" style:family="paragraph" style:parent-style-name="Normal">
      <style:paragraph-properties fo:margin-top="0cm" fo:margin-bottom="0cm" fo:line-height="100%"/>
    </style:style>
    <style:style style:name="P16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7" style:family="paragraph" style:parent-style-name="Normal" style:master-page-name="MP0">
      <style:paragraph-properties fo:margin-top="0cm" fo:margin-bottom="0cm" style:page-number="auto"/>
    </style:style>
    <style:style style:name="P18" style:family="paragraph" style:parent-style-name="Normal">
      <style:paragraph-properties fo:margin-left="3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9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">{nama_satker}</text:p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3">B-16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">Nomor</text:p>
          </table:table-cell>
          <table:table-cell table:style-name="Table9.B1" office:value-type="string">
            <text:p text:style-name="P2">:</text:p>
          </table:table-cell>
          <table:table-cell table:style-name="Table9.A1" office:value-type="string">
            <text:p text:style-name="P2">{no_surat}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>{lokasi_surat}, {tgl_surat}</text:p>
          </table:table-cell>
        </table:table-row>
        <table:table-row>
          <table:table-cell table:style-name="Table9.A1" office:value-type="string">
            <text:p text:style-name="P2">Sifat</text:p>
          </table:table-cell>
          <table:table-cell table:style-name="Table9.B1" office:value-type="string">
            <text:p text:style-name="P2">:</text:p>
          </table:table-cell>
          <table:table-cell table:style-name="Table9.A1" office:value-type="string">
            <text:p text:style-name="P2">{sifat_surat}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2">Lampiran</text:p>
          </table:table-cell>
          <table:table-cell table:style-name="Table9.B1" office:value-type="string">
            <text:p text:style-name="P2">:</text:p>
          </table:table-cell>
          <table:table-cell table:style-name="Table9.A1" office:value-type="string">
            <text:p text:style-name="P2">{lampiran_surat}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/>
          </table:table-cell>
        </table:table-row>
        <table:table-row>
          <table:table-cell table:style-name="Table9.A1" office:value-type="string">
            <text:p text:style-name="P2">Perihal</text:p>
          </table:table-cell>
          <table:table-cell table:style-name="Table9.B1" office:value-type="string">
            <text:p text:style-name="P2">:</text:p>
          </table:table-cell>
          <table:table-cell table:style-name="Table9.A1" office:value-type="string">
            <text:p text:style-name="P2">{perihal_surat}</text:p>
          </table:table-cell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6">KEPADA YTH.</text:p>
            <text:p text:style-name="P6">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</table:table-row>
      </table:table>
      <text:p text:style-name="P8"/>
      <text:p text:style-name="P8"/>
      <text:p text:style-name="P18">Berdasarkan Surat Perintah {nama_satker2}/ Penetapan Ketua Pengadilan Negeri di {isi1} nomor: {isi2} tanggal {isi3} bersama ini kami laporkan dengan hormat bahwa telah dilaksanakan pelelangan terhadap benda sitaan/barang bukti dalam perkara atas nama tersangka {isi4} berupa: {isi5} Register Bukti No. {isi6} yang pelelangannya dilaksanakan dengan Perantaraan Kantor Lelang Negara di {isi7} pada tanggal {isi8}.</text:p>
      <text:p text:style-name="P18">Hasil pelelangan sebesar Rp. {isi9} ({isi10}) telah dititipkan ke {isi11} dengan Berita Acara Penitipan benda sitaan/barang bukti tanggal {isi12}, akan dijadikan barang bukti (pengganti) dalam proses penyelesaian lebih lanjut perkara pidana {isi13} An. tersangka {isi4}.</text:p>
      <text:p text:style-name="P18">Untuk jelasnya kami lampirkan surat-surat sebagai berikut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1.</text:p>
          </table:table-cell>
          <table:table-cell table:style-name="Table8.A1" office:value-type="string">
            <text:p text:style-name="P19">Surat Perintah {nama_satker2}/ Penetapan Ketua Pengadilan Negeri di {isi1} nomor: {isi2} tanggal {isi3}.</text:p>
          </table:table-cell>
        </table:table-row>
        <table:table-row>
          <table:table-cell table:style-name="Table8.A1" office:value-type="string">
            <text:p text:style-name="P19">2.</text:p>
          </table:table-cell>
          <table:table-cell table:style-name="Table8.A1" office:value-type="string">
            <text:p text:style-name="P19">Persetujuan tersangka nomor {isi14} tanggal {isi15}.</text:p>
          </table:table-cell>
        </table:table-row>
        <table:table-row>
          <table:table-cell table:style-name="Table8.A1" office:value-type="string">
            <text:p text:style-name="P19">3.</text:p>
          </table:table-cell>
          <table:table-cell table:style-name="Table8.A1" office:value-type="string">
            <text:p text:style-name="P19">Risalah lelang dari Kantor Lelang Negara {isi16} Nomor {isi17}.</text:p>
          </table:table-cell>
        </table:table-row>
        <table:table-row>
          <table:table-cell table:style-name="Table8.A1" office:value-type="string">
            <text:p text:style-name="P19">4.</text:p>
          </table:table-cell>
          <table:table-cell table:style-name="Table8.A1" office:value-type="string">
            <text:p text:style-name="P19">Berita acara penitipan benda sitaan/barang bukti tanggal {isi13}.</text:p>
          </table:table-cell>
        </table:table-row>
      </table:table>
      <text:p text:style-name="P18">Demikian agar Bapak/Ibu maklum. <text:s/></text:p>
      <text:p text:style-name="P9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KEPALA {nama_satker}</text:p>
          </table:table-cell>
        </table:table-row>
        <table:table-row>
          <table:table-cell table:style-name="Table7.A1" office:value-type="string">
            <text:p text:style-name="P5"/>
            <text:p text:style-name="P5"/>
            <text:p text:style-name="P5"/>
          </table:table-cell>
        </table:table-row>
        <table:table-row>
          <table:table-cell table:style-name="Table7.A1" office:value-type="string">
            <text:p text:style-name="P5">{nama_ttd}</text:p>
            <text:p text:style-name="P5">{pangkat_ttd}/ NIP. {nip_ttd}</text:p>
          </table:table-cell>
        </table:table-row>
      </table:table>
      <text:p text:style-name="P10"/>
      <text:p text:style-name="P10">Tembusan: [!-- BEGIN tembusan --]</text:p>
      <text:p text:style-name="P2">{isiTembusan}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Tahoma" style:font-name-asian="Calibri" style:font-name-complex="Tahoma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9:48:00Z</meta:creation-date>
    <dc:date>2015-11-30T08:37:04.68</dc:date>
    <meta:editing-cycles>31</meta:editing-cycles>
    <meta:editing-duration>PT1H20M21S</meta:editing-duration>
    <meta:document-statistic meta:table-count="4" meta:image-count="0" meta:object-count="0" meta:page-count="1" meta:paragraph-count="36" meta:word-count="178" meta:character-count="1364"/>
    <meta:template xlink:type="simple" xlink:actuate="onRequest" xlink:title="" xlink:href="Normal.dotm"/>
  </office:meta>
</office:document-meta>
</file>